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fo:font-weight="bold" officeooo:paragraph-rsid="000ac5ac" style:font-size-asian="14pt" style:font-weight-asian="bold" style:font-size-complex="14pt" style:font-weight-complex="bold"/>
    </style:style>
    <style:style style:name="P2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c5ac" officeooo:paragraph-rsid="000ac5ac" style:text-blinking="false" fo:background-color="transparent"/>
    </style:style>
    <style:style style:name="P3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c5ac" officeooo:paragraph-rsid="000ac5ac" style:text-blinking="false" fo:background-color="transparent" style:font-weight-asian="normal" style:font-weight-complex="normal"/>
    </style:style>
    <style:style style:name="P4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ac5ac" officeooo:paragraph-rsid="000ac5ac" style:text-blinking="false" fo:background-color="transparent" style:font-weight-asian="bold" style:font-weight-complex="bold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0ac5ac" style:text-blinking="false" fo:background-color="transparent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ac5ac" officeooo:paragraph-rsid="000ac5ac" style:text-blinking="false" fo:background-color="transparent"/>
    </style:style>
    <style:style style:name="P7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ac5ac" style:text-blinking="false" fo:background-color="transparent"/>
    </style:style>
    <style:style style:name="P8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2e55b" style:text-blinking="false" fo:background-color="transparent"/>
    </style:style>
    <style:style style:name="P9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d8485" style:text-blinking="false" fo:background-color="transparent"/>
    </style:style>
    <style:style style:name="P10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0b1cf" style:text-blinking="false" fo:background-color="transparent"/>
    </style:style>
    <style:style style:name="P11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c5ac" officeooo:paragraph-rsid="000ac5ac" style:text-blinking="false" fo:background-color="transparent" style:font-weight-asian="normal" style:font-weight-complex="normal"/>
    </style:style>
    <style:style style:name="P12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061d" officeooo:paragraph-rsid="001abaa9" style:text-blinking="false" fo:background-color="transparent"/>
    </style:style>
    <style:style style:name="P13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f3f8" officeooo:paragraph-rsid="001d8485" style:text-blinking="false" fo:background-color="transparent"/>
    </style:style>
    <style:style style:name="P14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f3f8" officeooo:paragraph-rsid="0020b1cf" style:text-blinking="false" fo:background-color="transparent"/>
    </style:style>
    <style:style style:name="T1" style:family="text">
      <style:text-properties officeooo:rsid="000ac5ac"/>
    </style:style>
    <style:style style:name="T2" style:family="text">
      <style:text-properties officeooo:rsid="0000e848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officeooo:rsid="0012e55b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officeooo:rsid="001abaa9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officeooo:rsid="001d8485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officeooo:rsid="001e68b3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officeooo:rsid="0020b1cf" style:text-blinking="false" fo:background-color="transparent" loext:char-shading-value="0"/>
    </style:style>
    <style:style style:name="T9" style:family="text">
      <style:text-properties officeooo:rsid="000d41e4"/>
    </style:style>
    <style:style style:name="T10" style:family="text">
      <style:text-properties officeooo:rsid="00024720"/>
    </style:style>
    <style:style style:name="T11" style:family="text">
      <style:text-properties officeooo:rsid="0004f3f8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ession 6 – </text:span><text:span text:style-name="T8">Filtering</text:span></text:p>
      <text:p text:style-name="P5"/>
      <text:p text:style-name="P5"/>
      <text:p text:style-name="P5"/>
      <text:p text:style-name="P6">Learning Outcomes</text:p>
      <text:p text:style-name="P5"/>
      <text:list xml:id="list1833740736" text:style-name="L1">
        <text:list-item>
          <text:p text:style-name="P10"><text:span text:style-name="T11">Describe</text:span> the concept of filter/kernel and <text:span text:style-name="T11">filter convolution</text:span></text:p>
        </text:list-item>
        <text:list-item>
          <text:p text:style-name="P10"><text:span text:style-name="T11">Apply</text:span> basic filters (blurring, rolling ball, median,...) most frequently <text:span text:style-name="T11">used</text:span> to an image, recognising their outcomes </text:p>
        </text:list-item>
        <text:list-item>
          <text:p text:style-name="P14">Use Fourier transformation for noise removal</text:p>
        </text:list-item>
      </text:list>
      <text:p text:style-name="P2"/>
      <text:p text:style-name="P2"/>
      <text:p text:style-name="P4">Session summary</text:p>
      <text:p text:style-name="P4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08:28.856964206</meta:creation-date>
    <dc:date>2019-06-07T16:45:27.342779643</dc:date>
    <meta:editing-duration>P1DT1H43M33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40" meta:character-count="278" meta:non-whitespace-character-count="245"/>
  </office:meta>
</office:document-meta>
</file>